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omicílios com algum cachorr...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Tabela 4930 - Domicílios com algum cachorro, por situação do domicílio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ariável - Domicílios com algum cachorro (Mil domicílio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ível</text:p>
          </table:table-cell>
          <table:table-cell office:value-type="string" calcext:value-type="string">
            <text:p>Brasil e Unidade da Federação</text:p>
          </table:table-cell>
          <table:table-cell office:value-type="string" calcext:value-type="string">
            <text:p>Ano x Situação do domicílio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sil</text:p>
          </table:table-cell>
          <table:table-cell office:value-type="float" office:value="33754" calcext:value-type="float">
            <text:p>3375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ndônia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cr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zonas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raim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á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pá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Tocantin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ranhão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iauí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Ceará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Norte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íba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ernambuco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lagoas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ergip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Bahia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inas Gerais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Espírito Santo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de Janeiro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ão Paulo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ná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anta Catarina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Sul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 do Su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Goiás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Distrito Federal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Fonte: IBGE - Pesquisa Nacional de Saúde</text:p>
          </table:table-cell>
          <table:table-cell table:style-name="Default" table:number-columns-repeated="2"/>
        </table:table-row>
      </table:table>
      <table:table table:name="Percentual de domicílios com...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Tabela 4930 - Domicílios com algum cachorro, por situação do domicílio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ariável - Percentual de domicílios com algum cachorro (%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ível</text:p>
          </table:table-cell>
          <table:table-cell office:value-type="string" calcext:value-type="string">
            <text:p>Brasil e Unidade da Federação</text:p>
          </table:table-cell>
          <table:table-cell office:value-type="string" calcext:value-type="string">
            <text:p>Ano x Situação do domicílio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sil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ndônia</text:p>
          </table:table-cell>
          <table:table-cell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cr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zonas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raima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á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pá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Tocantin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ranhão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iauí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Ceará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Norte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íba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ernambuco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lago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ergipe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Bahia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inas Gerais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Espírito Santo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de Janeiro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ão Paulo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ná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anta Catarina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Sul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 do Sul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Goiás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Distrito Federal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string" calcext:value-type="string">
            <text:p>Fonte: IBGE - Pesquisa Nacional de Saúde</text:p>
          </table:table-cell>
          <table:table-cell table:style-name="Default" table:number-columns-repeated="2"/>
        </table:table-row>
      </table:table>
      <table:table table:name="Notas" table:style-name="ta1">
        <table:table-column table:style-name="co1" table:number-columns-repeated="2" table:default-cell-style-name="ce3"/>
        <table:table-row table:style-name="ro1">
          <table:table-cell office:value-type="string" calcext:value-type="string">
            <text:p>Notas</text:p>
          </table:table-cell>
          <table:table-cell table:style-name="Default"/>
        </table:table-row>
        <table:table-row table:style-name="ro1">
          <table:table-cell office:value-type="string" calcext:value-type="string">
            <text:p>A classificação "Situação do domicílio" está disponível apenas para o nível territorial Brasil.</text:p>
          </table:table-cell>
          <table:table-cell table:style-name="Default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Legenda</text:p>
          </table:table-cell>
          <table:table-cell table:style-name="Default"/>
        </table:table-row>
        <table:table-row table:style-name="ro1">
          <table:table-cell office:value-type="string" calcext:value-type="string">
            <text:p>Símbolo</text:p>
          </table:table-cell>
          <table:table-cell office:value-type="string" calcext:value-type="string">
            <text:p>Significad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Zero absoluto, não resultante de um cálculo ou arredondamento.<text:line-break/>Ex: Em determinado município não existem pessoas de 14 anos de idade sem instrução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ero resultante de um cálculo ou arredondamento.<text:line-break/>Ex: A inflação do feijão em determinada Região Metropolitana foi 0.<text:line-break/>Determinado município produziu 400 kg de sementes de girassol e os dados da tabela são expressos em tonelada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alor inibido para não identificar o informante.<text:line-break/>Ex: Determinado município só possui uma empresa produtora de cimento, logo o valor de sua produção deve ser inibido.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 office:value-type="string" calcext:value-type="string">
            <text:p>Valor não se aplica.<text:line-break/>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Valor não disponível.<text:line-break/>Ex: A produção de feijão em determinado município não foi pesquisada ou determinado município não existia no ano da pesquisa.</text:p>
          </table:table-cell>
        </table:table-row>
        <table:table-row table:style-name="ro1">
          <table:table-cell office:value-type="string" calcext:value-type="string">
            <text:p>A a Z<text:line-break/>(exceto X)</text:p>
          </table:table-cell>
          <table:table-cell office:value-type="string" calcext:value-type="string">
            <text:p>Significa uma faixa de valores. Varia em função da tabela (se for o caso).<text:line-break/>Ex: O nível de precisão da produção estimada de combustíveis está na faixa A (95 a 100%)</text:p>
          </table:table-cell>
        </table:table-row>
      </table:table>
      <table:table table:name="Sheet4" table:style-name="ta2"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>
            <text:p>UF</text:p>
          </table:table-cell>
          <table:table-cell table:style-name="Default" office:value-type="string" calcext:value-type="string">
            <text:p>Domicílios com algum cachorro, por situação do domicílio</text:p>
          </table:table-cell>
          <table:table-cell table:style-name="Default" office:value-type="string" calcext:value-type="string">
            <text:p>Percentual de domicílios com algum cachorro (%)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33754" calcext:value-type="float">
            <text:p>33754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381" calcext:value-type="float">
            <text:p>381</text:p>
          </table:table-cell>
          <table:table-cell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548" calcext:value-type="float">
            <text:p>548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90" calcext:value-type="float">
            <text:p>90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289" calcext:value-type="float">
            <text:p>1289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18" calcext:value-type="float">
            <text:p>118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903" calcext:value-type="float">
            <text:p>903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482" calcext:value-type="float">
            <text:p>482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1165" calcext:value-type="float">
            <text:p>1165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443" calcext:value-type="float">
            <text:p>443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475" calcext:value-type="float">
            <text:p>475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1130" calcext:value-type="float">
            <text:p>1130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275" calcext:value-type="float">
            <text:p>275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1912" calcext:value-type="float">
            <text:p>1912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3673" calcext:value-type="float">
            <text:p>3673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572" calcext:value-type="float">
            <text:p>572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475" calcext:value-type="float">
            <text:p>2475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7469" calcext:value-type="float">
            <text:p>7469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2426" calcext:value-type="float">
            <text:p>2426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1408" calcext:value-type="float">
            <text:p>1408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2551" calcext:value-type="float">
            <text:p>2551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584" calcext:value-type="float">
            <text:p>584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747" calcext:value-type="float">
            <text:p>747</text:p>
          </table:table-cell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1427" calcext:value-type="float">
            <text:p>1427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427" calcext:value-type="float">
            <text:p>427</text:p>
          </table:table-cell>
          <table:table-cell office:value-type="float" office:value="41.1" calcext:value-type="float">
            <text:p>4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6T20:02:09.393363078</dc:date>
    <meta:editing-duration>PT43S</meta:editing-duration>
    <meta:editing-cycles>1</meta:editing-cycles>
    <meta:document-statistic meta:table-count="4" meta:cell-count="297" meta:object-count="0"/>
  </office:meta>
</office:document-meta>
</file>